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cJM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Ryan_Bo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tock_Conc</text:p>
          </table:table-cell>
          <table:table-cell office:value-type="string" calcext:value-type="string">
            <text:p>Shiver_Conc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eoxycholate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w/v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cillinam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g/mL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ickel(ii)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vobiocin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g/mL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office:value-type="string" calcext:value-type="string">
            <text:p>urea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office:value-type="float" office:value="5000" calcext:value-type="float">
            <text:p>5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DM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/mL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picillin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/mL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ifampicin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DM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/mL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18:50:25.661659436</meta:creation-date>
    <dc:date>2022-03-12T18:51:25.022993706</dc:date>
    <meta:editing-duration>PT59S</meta:editing-duration>
    <meta:editing-cycles>1</meta:editing-cycles>
    <meta:document-statistic meta:table-count="1" meta:cell-count="71" meta:object-count="0"/>
    <meta:generator>LibreOffice/7.3.1.3$Linux_X86_64 LibreOffice_project/30$Build-3</meta:generator>
  </office:meta>
</office:document-meta>
</file>